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rsid="0005ffe7" officeooo:paragraph-rsid="0005ffe7"/>
    </style:style>
    <style:style style:name="P3" style:family="paragraph" style:parent-style-name="Preformatted_20_Text">
      <style:text-properties fo:font-weight="normal" officeooo:rsid="0005ffe7" officeooo:paragraph-rsid="0005ffe7" style:font-weight-asian="normal" style:font-weight-complex="normal"/>
    </style:style>
    <style:style style:name="P4" style:family="paragraph" style:parent-style-name="Preformatted_20_Text">
      <style:text-properties fo:font-weight="normal" style:font-weight-asian="normal" style:font-weight-complex="normal"/>
    </style:style>
    <style:style style:name="P5" style:family="paragraph" style:parent-style-name="Preformatted_20_Text">
      <style:text-properties fo:font-weight="bold" officeooo:rsid="000a7b17" style:font-weight-asian="bold" style:font-weight-complex="bold"/>
    </style:style>
    <style:style style:name="T1" style:family="text">
      <style:text-properties officeooo:rsid="0005ffe7"/>
    </style:style>
    <style:style style:name="T2" style:family="text">
      <style:text-properties officeooo:rsid="000be48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e2e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c37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Σκοπός είναι να φτιάξουμε ένα σκριπτάκι που θα μας επιτρέπει να διώχνουμε τα δείγματα που δεν φέρουν χρήσιμες πληροφορίες.</text:p>
      <text:p text:style-name="Preformatted_20_Text"/>
      <text:p text:style-name="Preformatted_20_Text"/>
      <text:p text:style-name="Preformatted_20_Text">Αυτό μπορούμε να το πετύχουμε εύκολα με json filtering.</text:p>
      <text:p text:style-name="Preformatted_20_Text"/>
      <text:p text:style-name="Preformatted_20_Text">Θέλουμε να φτιάξουμε ένα Node.js script σε JavaScript που διαβάζει το αρχείο JSON, φιλτράρει τα δείγματα και γράφει τα αποτελέσματα σε ένα νέο αρχείο.</text:p>
      <text:p text:style-name="Preformatted_20_Text"/>
      <text:p text:style-name="Preformatted_20_Text"/>
      <text:p text:style-name="P1">1.1 Εισαγωγή βιβλιοθηκών:</text:p>
      <text:p text:style-name="Preformatted_20_Text"/>
      <text:p text:style-name="Preformatted_20_Text">Στην αρχή, το script χρησιμοποιεί την ενσωματωμένη βιβλιοθήκη του Node.js που ονομάζεται fs (File System). Αυτή η βιβλιοθήκη μας επιτρέπει να διαβάζουμε και να γράφουμε αρχεία στον υπολογιστή.</text:p>
      <text:p text:style-name="Preformatted_20_Text"/>
      <text:p text:style-name="Preformatted_20_Text">const fs = require('fs');</text:p>
      <text:p text:style-name="Preformatted_20_Text"/>
      <text:p text:style-name="Preformatted_20_Text"/>
      <text:p text:style-name="P1">1.2 Ανάγνωση του αρχείου JSON</text:p>
      <text:p text:style-name="Preformatted_20_Text"/>
      <text:p text:style-name="Preformatted_20_Text"/>
      <text:p text:style-name="Preformatted_20_Text">const rawData = fs.readFileSync('results_study_json.txt', 'utf8');</text:p>
      <text:p text:style-name="Preformatted_20_Text">const samples = JSON.parse(rawData);</text:p>
      <text:p text:style-name="Preformatted_20_Text"/>
      <text:p text:style-name="Preformatted_20_Text"/>
      <text:p text:style-name="Preformatted_20_Text">fs.readFileSync:</text:p>
      <text:p text:style-name="Preformatted_20_Text">Διαβάζει το αρχείο "results_study_json.txt" συγχρονισμένα και επιστρέφει το περιεχόμενο του αρχείου ως μια συμβολοσειρά (string). Η παράμετρος 'utf8' εξασφαλίζει ότι η ανάγνωση γίνεται σε μορφή κειμένου.</text:p>
      <text:p text:style-name="Preformatted_20_Text"/>
      <text:p text:style-name="Preformatted_20_Text">JSON.parse:</text:p>
      <text:p text:style-name="Preformatted_20_Text">Μετατρέπει την συμβολοσειρά JSON σε αντικείμενα JavaScript. Μετά την εκτέλεση, η μεταβλητή samples είναι ένας πίνακας (array) όπου κάθε στοιχείο αντιπροσωπεύει ένα δείγμα.</text:p>
      <text:p text:style-name="Preformatted_20_Text"/>
      <text:p text:style-name="Preformatted_20_Text">(Συνολικά μετατρέπει ως κείμενο το περιεχόμενο του αρχείου json σε string και μετά σε ένα δείγμα).</text:p>
      <text:p text:style-name="Preformatted_20_Text"/>
      <text:p text:style-name="P1"><text:span text:style-name="T1">2</text:span>. Μέτρηση συνολικών δειγμάτων:</text:p>
      <text:p text:style-name="Preformatted_20_Text"/>
      <text:p text:style-name="Preformatted_20_Text">const totalSamples = samples.length;</text:p>
      <text:p text:style-name="P2"/>
      <text:p text:style-name="P2"/>
      <text:p text:style-name="P2">O συνολικός αριθμός των αντικειμέων στο πίνακα ισούτε με τον αριθμό των δειγμάτων.</text:p>
      <text:p text:style-name="P3"/>
      <text:p text:style-name="P3"/>
      <text:p text:style-name="P1"><text:span text:style-name="T2">3. </text:span>Φιλτράρισμα των δειγμάτων:</text:p>
      <text:p text:style-name="P4"/>
      <text:p text:style-name="P4">const filteredSamples = samples.filter(sample =&gt; {</text:p>
      <text:p text:style-name="P4"><text:s text:c="2"/>return !(</text:p>
      <text:p text:style-name="P4"><text:s text:c="4"/>sample.country === "" &amp;&amp;</text:p>
      <text:p text:style-name="P4"><text:s text:c="4"/>sample.location_end === "" &amp;&amp;</text:p>
      <text:p text:style-name="P4"><text:s text:c="4"/>sample.location === "" &amp;&amp;</text:p>
      <text:p text:style-name="P4"><text:s text:c="4"/>sample.location_start === "" &amp;&amp;</text:p>
      <text:p text:style-name="P4"><text:s text:c="4"/>sample.isolation_source === ""</text:p>
      <text:p text:style-name="P4"><text:s text:c="2"/>);</text:p>
      <text:p text:style-name="P4">});</text:p>
      <text:p text:style-name="P4"/>
      <text:p text:style-name="P4"/>
      <text:p text:style-name="Preformatted_20_Text"><text:span text:style-name="T3">Το ποιο σος βήμα. Η μέθοδος </text:span><text:span text:style-name="T4">filter διατρέχει όλα τα δείγματα ένα-ένα. Εφόσον ισχύει η συνθήκη </text:span><text:span text:style-name="T5">return !( sample.country === "" &amp;&amp; sample.location_end === "" &amp;&amp; sample.location === "" &amp;&amp; sample.location_start === "" &amp;&amp; </text:span><text:soft-page-break/><text:span text:style-name="T5">sample.isolation_source === "" ); </text:span><text:span text:style-name="T3">Τότε το δείγμα δεν συμπεριλαμβάνεται στο νέο πίνακα, διότι υπάρχει θαυμαστικό. Οπότε μένουν τα δείγματα που έχουν τουλάχιστον ένα γεωγραφικό στοιχείο.</text:span></text:p>
      <text:p text:style-name="Preformatted_20_Text"><text:span text:style-name="T3"/></text:p>
      <text:p text:style-name="P1"><text:span text:style-name="T2">4. </text:span>Υπολογισμός των αφαιρεθέντων και παραμεινόμενων δειγμάτων:</text:p>
      <text:p text:style-name="Preformatted_20_Text"/>
      <text:p text:style-name="Preformatted_20_Text">const remainingSamples = filteredSamples.length;</text:p>
      <text:p text:style-name="Preformatted_20_Text">const removedSamples = totalSamples – remainingSamples;</text:p>
      <text:p text:style-name="Preformatted_20_Text"/>
      <text:p text:style-name="Preformatted_20_Text">Υπολογισμός τωνν αριθμό των δεγμάτων που αφεθέθηκαν.</text:p>
      <text:p text:style-name="Preformatted_20_Text"/>
      <text:p text:style-name="Preformatted_20_Text"/>
      <text:p text:style-name="P1"><text:span text:style-name="T2">5. </text:span>Εμφάνιση αποτελεσμάτων στον κονσόλα:</text:p>
      <text:p text:style-name="Preformatted_20_Text"/>
      <text:p text:style-name="Preformatted_20_Text">console.log(`Συνολικός αριθμός δειγμάτων (με βάση το sample_accession): ${totalSamples}`);</text:p>
      <text:p text:style-name="Preformatted_20_Text">console.log(`Αφαιρέθηκαν ${removedSamples} δείγματα (χωρίς γεωγραφικές πληροφορίες).`);</text:p>
      <text:p text:style-name="Preformatted_20_Text">console.log(`Παραμένουν ${remainingSamples} δείγματα.`);</text:p>
      <text:p text:style-name="Preformatted_20_Text"/>
      <text:p text:style-name="P5"/>
      <text:p text:style-name="P1"><text:span text:style-name="T2">6. </text:span>Αποθήκευση των παραμεινόμενων δειγμάτων σε νέο αρχείο:</text:p>
      <text:p text:style-name="Preformatted_20_Text"/>
      <text:p text:style-name="Preformatted_20_Text">fs.writeFileSync('results_sample_json_filtered.json', JSON.stringify(filteredSamples, null, 2));</text:p>
      <text:p text:style-name="Preformatted_20_Text"/>
      <text:p text:style-name="Preformatted_20_Text"/>
      <text:p text:style-name="Preformatted_20_Text">Συν<text:span text:style-name="T6">ολικά:</text:span></text:p>
      <text:p text:style-name="Preformatted_20_Text"/>
      <text:p text:style-name="Preformatted_20_Text">const fs = require('fs');</text:p>
      <text:p text:style-name="Preformatted_20_Text"/>
      <text:p text:style-name="Preformatted_20_Text">// Βήμα 1: Ανάγνωση του αρχείου JSON με τα δείγματα</text:p>
      <text:p text:style-name="Preformatted_20_Text">const rawData = fs.readFileSync('results_sample_json.txt', 'utf8');</text:p>
      <text:p text:style-name="Preformatted_20_Text">const samples = JSON.parse(rawData);</text:p>
      <text:p text:style-name="Preformatted_20_Text"/>
      <text:p text:style-name="Preformatted_20_Text">// Βήμα 2: Μέτρηση του συνολικού αριθμού δειγμάτων (με βάση το πεδίο "sample_accession")</text:p>
      <text:p text:style-name="Preformatted_20_Text">const totalSamples = samples.length;</text:p>
      <text:p text:style-name="Preformatted_20_Text"/>
      <text:p text:style-name="Preformatted_20_Text">// Βήμα 3: Φιλτράρισμα των δειγμάτων που δεν περιέχουν γεωγραφικές πληροφορίες</text:p>
      <text:p text:style-name="Preformatted_20_Text">// Δηλαδή, αφαιρούμε τα δείγματα όπου τα πεδία "country", "location_end", "location",</text:p>
      <text:p text:style-name="Preformatted_20_Text">// "location_start" και "isolation_source" είναι όλα κενά (δηλαδή "").</text:p>
      <text:p text:style-name="Preformatted_20_Text">const filteredSamples = samples.filter(sample =&gt; {</text:p>
      <text:p text:style-name="Preformatted_20_Text"><text:s text:c="2"/>return !(</text:p>
      <text:p text:style-name="Preformatted_20_Text"><text:s text:c="4"/>sample.country === "" &amp;&amp;</text:p>
      <text:p text:style-name="Preformatted_20_Text"><text:s text:c="4"/>sample.location_end === "" &amp;&amp;</text:p>
      <text:p text:style-name="Preformatted_20_Text"><text:s text:c="4"/>sample.location === "" &amp;&amp;</text:p>
      <text:p text:style-name="Preformatted_20_Text"><text:s text:c="4"/>sample.location_start === "" &amp;&amp;</text:p>
      <text:p text:style-name="Preformatted_20_Text"><text:s text:c="4"/>sample.isolation_source === ""</text:p>
      <text:p text:style-name="Preformatted_20_Text"><text:s text:c="2"/>);</text:p>
      <text:p text:style-name="Preformatted_20_Text">});</text:p>
      <text:p text:style-name="Preformatted_20_Text"/>
      <text:p text:style-name="Preformatted_20_Text">const remainingSamples = filteredSamples.length;</text:p>
      <text:p text:style-name="Preformatted_20_Text">const removedSamples = totalSamples - remainingSamples;</text:p>
      <text:p text:style-name="Preformatted_20_Text"/>
      <text:p text:style-name="Preformatted_20_Text">// Βήμα 4: Εμφάνιση των αποτελεσμάτων στον κονσόλα</text:p>
      <text:p text:style-name="Preformatted_20_Text">console.log(`Συνολικός αριθμός δειγμάτων (με βάση το sample_accession): ${totalSamples}`);</text:p>
      <text:p text:style-name="Preformatted_20_Text">console.log(`Αφαιρέθηκαν ${removedSamples} δείγματα (χωρίς γεωγραφικές πληροφορίες).`);</text:p>
      <text:p text:style-name="Preformatted_20_Text">console.log(`Παραμένουν ${remainingSamples} δείγματα.`);</text:p>
      <text:p text:style-name="Preformatted_20_Text"/>
      <text:p text:style-name="Preformatted_20_Text">// Βήμα 5: Εγγραφή των παραμεινόμενων δειγμάτων σε νέο αρχείο JSON</text:p>
      <text:p text:style-name="Preformatted_20_Text"><text:soft-page-break/>fs.writeFileSync('results_sample_json_filtered.json', JSON.stringify(filteredSamples, null, 2))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2-26T03:02:50.190279550</dc:date>
    <meta:editing-duration>PT24M2S</meta:editing-duration>
    <meta:editing-cycles>8</meta:editing-cycles>
    <meta:generator>LibreOffice/25.2.0.3$Linux_X86_64 LibreOffice_project/e1cf4a87eb02d755bce1a01209907ea5ddc8f069</meta:generator>
    <meta:document-statistic meta:table-count="0" meta:image-count="0" meta:object-count="0" meta:page-count="3" meta:paragraph-count="65" meta:word-count="489" meta:character-count="3967" meta:non-whitespace-character-count="3493"/>
  </office:meta>
</office:document-meta>
</file>